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UrbanBody" style:list-style-name="L1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, translatemonth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31cm" svg:height="2.833cm" draw:z-index="0"><draw:text-box><text:p text:style-name="Frame_20_contents"><office:annotation><dc:creator>Gauthier Bastien</dc:creator><dc:date>2011-02-16T14:49:10</dc:date><text:p text:style-name="P6"><text:span text:style-name="T9">do text if not len(self.getApplicants()) &gt; 1</text:span></text:p><text:p text:style-name="P6"><text:span text:style-name="T9">from xhtml(</text:span><text:span text:style-name="T10">tool.decorateHTML('UrbanAddress', </text:span><text:span text:style-name="T9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3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/>
      <text:p text:style-name="UrbanTitle">Dossier incomplet pour un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len(self.getApplicants()) ==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<text:span text:style-name="T3">&lt;%Titre%&gt;</text:span>,</text:p>
      <text:p text:style-name="UrbanBody"/>
      <text:p text:style-name="UrbanBody">La demande de permis que vous avez introduite et dont le récépissé est en date du <text:text-input text:description="Date du récépissé">tool.formatDate(self.getLastDeposit().getEventDate())</text:text-input> a été examinée par les services de l'Administration Communale.</text:p>
      <text:p text:style-name="UrbanBody"/>
      <text:p text:style-name="UrbanBody">Conformément à l'article 116 §1er, al. 1er du CWATUPE et en vertu des articles 284 à 314 du CWATUPE, 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list xml:id="list1878587699" text:style-name="L1">
          <text:list-item>
            <text:p text:style-name="P5"><text:span text:style-name="T8"><office:annotation><dc:creator>Stéphan Geulette</dc:creator><dc:date>2011-03-31T15:08:14</dc:date><text:p text:style-name="P6"><text:span text:style-name="T9">do section- for missingPart in self.getValuesForTemplate('missingParts')</text:span></text:p></office:annotation></text:span><text:span text:style-name="T8"><text:text-input text:description="Titre du demandeur">missingPart</text:text-input></text:span></text:p>
          </text:list-item>
        </text:list>
      </text:section>
      <text:p text:style-name="UrbanBody"><office:annotation><dc:creator>Stéphan Geulette</dc:creator><dc:date>2011-04-01T14:01:18</dc:date><text:p text:style-name="P6"><text:span text:style-name="T10">do text </text:span></text:p><text:p text:style-name="P6"><text:span text:style-name="T10">from xhtml(self.portal_urban.decorateHTML('UrbanBody', self.getMissingPartsDetails()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permis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6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7-27T10:37:25</meta:creation-date>
    <dc:date>2016-05-03T14:40:04</dc:date>
    <dc:language>fr-FR</dc:language>
    <meta:editing-cycles>98</meta:editing-cycles>
    <meta:editing-duration>P1DT9H51M12S</meta:editing-duration>
    <dc:creator>Ngaha </dc:creator>
    <meta:document-statistic meta:table-count="0" meta:image-count="0" meta:object-count="0" meta:page-count="1" meta:paragraph-count="25" meta:word-count="200" meta:character-count="1567" meta:non-whitespace-character-count="1408"/>
    <meta:user-defined meta:name="Info 1"/>
    <meta:user-defined meta:name="Info 2"/>
    <meta:user-defined meta:name="Info 3"/>
    <meta:user-defined meta:name="Info 4"/>
  </office:meta>
</office:document-meta>
</file>